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COMBIN(13;[.A1])*COMBIN(13-[.A1];[.B1])*COMBIN(13-[.A1]-[.B1];[.C1])" office:value-type="float" office:value="900900" calcext:value-type="float">
            <text:p>900900</text:p>
          </table:table-cell>
          <table:table-cell table:formula="of:=[.E1]*[.F1]" office:value-type="float" office:value="10810800" calcext:value-type="float">
            <text:p>10810800</text:p>
          </table:table-cell>
          <table:table-cell table:formula="of:=[.G1]/POWER(4;13)" office:value-type="float" office:value="0.161093473434448" calcext:value-type="float">
            <text:p>0.1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COMBIN(13;[.A2])*COMBIN(13-[.A2];[.B2])*COMBIN(13-[.A2]-[.B2];[.C2])" office:value-type="float" office:value="360360" calcext:value-type="float">
            <text:p>360360</text:p>
          </table:table-cell>
          <table:table-cell table:formula="of:=[.E2]*[.F2]" office:value-type="float" office:value="8648640" calcext:value-type="float">
            <text:p>8648640</text:p>
          </table:table-cell>
          <table:table-cell table:formula="of:=[.G2]/POWER(4;13)" office:value-type="float" office:value="0.128874778747559" calcext:value-type="float">
            <text:p>0.1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COMBIN(13;[.A3])*COMBIN(13-[.A3];[.B3])*COMBIN(13-[.A3]-[.B3];[.C3])" office:value-type="float" office:value="720720" calcext:value-type="float">
            <text:p>720720</text:p>
          </table:table-cell>
          <table:table-cell table:formula="of:=[.E3]*[.F3]" office:value-type="float" office:value="8648640" calcext:value-type="float">
            <text:p>8648640</text:p>
          </table:table-cell>
          <table:table-cell table:formula="of:=[.G3]/POWER(4;13)" office:value-type="float" office:value="0.128874778747559" calcext:value-type="float">
            <text:p>0.1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COMBIN(13;[.A4])*COMBIN(13-[.A4];[.B4])*COMBIN(13-[.A4]-[.B4];[.C4])" office:value-type="float" office:value="540540" calcext:value-type="float">
            <text:p>540540</text:p>
          </table:table-cell>
          <table:table-cell table:formula="of:=[.E4]*[.F4]" office:value-type="float" office:value="6486480" calcext:value-type="float">
            <text:p>6486480</text:p>
          </table:table-cell>
          <table:table-cell table:formula="of:=[.G4]/POWER(4;13)" office:value-type="float" office:value="0.096656084060669" calcext:value-type="float">
            <text:p>0.0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MBIN(13;[.A5])*COMBIN(13-[.A5];[.B5])*COMBIN(13-[.A5]-[.B5];[.C5])" office:value-type="float" office:value="1201200" calcext:value-type="float">
            <text:p>1201200</text:p>
          </table:table-cell>
          <table:table-cell table:formula="of:=[.E5]*[.F5]" office:value-type="float" office:value="4804800" calcext:value-type="float">
            <text:p>4804800</text:p>
          </table:table-cell>
          <table:table-cell table:formula="of:=[.G5]/POWER(4;13)" office:value-type="float" office:value="0.0715970993041992" calcext:value-type="float">
            <text:p>0.0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COMBIN(13;[.A6])*COMBIN(13-[.A6];[.B6])*COMBIN(13-[.A6]-[.B6];[.C6])" office:value-type="float" office:value="180180" calcext:value-type="float">
            <text:p>180180</text:p>
          </table:table-cell>
          <table:table-cell table:formula="of:=[.E6]*[.F6]" office:value-type="float" office:value="4324320" calcext:value-type="float">
            <text:p>4324320</text:p>
          </table:table-cell>
          <table:table-cell table:formula="of:=[.G6]/POWER(4;13)" office:value-type="float" office:value="0.0644373893737793" calcext:value-type="float">
            <text:p>0.0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COMBIN(13;[.A7])*COMBIN(13-[.A7];[.B7])*COMBIN(13-[.A7]-[.B7];[.C7])" office:value-type="float" office:value="360360" calcext:value-type="float">
            <text:p>360360</text:p>
          </table:table-cell>
          <table:table-cell table:formula="of:=[.E7]*[.F7]" office:value-type="float" office:value="4324320" calcext:value-type="float">
            <text:p>4324320</text:p>
          </table:table-cell>
          <table:table-cell table:formula="of:=[.G7]/POWER(4;13)" office:value-type="float" office:value="0.0644373893737793" calcext:value-type="float">
            <text:p>0.0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COMBIN(13;[.A8])*COMBIN(13-[.A8];[.B8])*COMBIN(13-[.A8]-[.B8];[.C8])" office:value-type="float" office:value="240240" calcext:value-type="float">
            <text:p>240240</text:p>
          </table:table-cell>
          <table:table-cell table:formula="of:=[.E8]*[.F8]" office:value-type="float" office:value="2882880" calcext:value-type="float">
            <text:p>2882880</text:p>
          </table:table-cell>
          <table:table-cell table:formula="of:=[.G8]/POWER(4;13)" office:value-type="float" office:value="0.0429582595825195" calcext:value-type="float">
            <text:p>0.04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COMBIN(13;[.A9])*COMBIN(13-[.A9];[.B9])*COMBIN(13-[.A9]-[.B9];[.C9])" office:value-type="float" office:value="216216" calcext:value-type="float">
            <text:p>216216</text:p>
          </table:table-cell>
          <table:table-cell table:formula="of:=[.E9]*[.F9]" office:value-type="float" office:value="2594592" calcext:value-type="float">
            <text:p>2594592</text:p>
          </table:table-cell>
          <table:table-cell table:formula="of:=[.G9]/POWER(4;13)" office:value-type="float" office:value="0.0386624336242676" calcext:value-type="float">
            <text:p>0.0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COMBIN(13;[.A10])*COMBIN(13-[.A10];[.B10])*COMBIN(13-[.A10]-[.B10];[.C10])" office:value-type="float" office:value="102960" calcext:value-type="float">
            <text:p>102960</text:p>
          </table:table-cell>
          <table:table-cell table:formula="of:=[.E10]*[.F10]" office:value-type="float" office:value="2471040" calcext:value-type="float">
            <text:p>2471040</text:p>
          </table:table-cell>
          <table:table-cell table:formula="of:=[.G10]/POWER(4;13)" office:value-type="float" office:value="0.0368213653564453" calcext:value-type="float">
            <text:p>0.03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BIN(13;[.A11])*COMBIN(13-[.A11];[.B11])*COMBIN(13-[.A11]-[.B11];[.C11])" office:value-type="float" office:value="450450" calcext:value-type="float">
            <text:p>450450</text:p>
          </table:table-cell>
          <table:table-cell table:formula="of:=[.E11]*[.F11]" office:value-type="float" office:value="1801800" calcext:value-type="float">
            <text:p>1801800</text:p>
          </table:table-cell>
          <table:table-cell table:formula="of:=[.G11]/POWER(4;13)" office:value-type="float" office:value="0.0268489122390747" calcext:value-type="float">
            <text:p>0.0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MBIN(13;[.A12])*COMBIN(13-[.A12];[.B12])*COMBIN(13-[.A12]-[.B12];[.C12])" office:value-type="float" office:value="60060" calcext:value-type="float">
            <text:p>60060</text:p>
          </table:table-cell>
          <table:table-cell table:formula="of:=[.E12]*[.F12]" office:value-type="float" office:value="1441440" calcext:value-type="float">
            <text:p>1441440</text:p>
          </table:table-cell>
          <table:table-cell table:formula="of:=[.G12]/POWER(4;13)" office:value-type="float" office:value="0.0214791297912598" calcext:value-type="float">
            <text:p>0.0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BIN(13;[.A13])*COMBIN(13-[.A13];[.B13])*COMBIN(13-[.A13]-[.B13];[.C13])" office:value-type="float" office:value="90090" calcext:value-type="float">
            <text:p>90090</text:p>
          </table:table-cell>
          <table:table-cell table:formula="of:=[.E13]*[.F13]" office:value-type="float" office:value="1081080" calcext:value-type="float">
            <text:p>1081080</text:p>
          </table:table-cell>
          <table:table-cell table:formula="of:=[.G13]/POWER(4;13)" office:value-type="float" office:value="0.0161093473434448" calcext:value-type="float">
            <text:p>0.01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BIN(13;[.A14])*COMBIN(13-[.A14];[.B14])*COMBIN(13-[.A14]-[.B14];[.C14])" office:value-type="float" office:value="72072" calcext:value-type="float">
            <text:p>72072</text:p>
          </table:table-cell>
          <table:table-cell table:formula="of:=[.E14]*[.F14]" office:value-type="float" office:value="864864" calcext:value-type="float">
            <text:p>864864</text:p>
          </table:table-cell>
          <table:table-cell table:formula="of:=[.G14]/POWER(4;13)" office:value-type="float" office:value="0.0128874778747559" calcext:value-type="float">
            <text:p>0.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MBIN(13;[.A15])*COMBIN(13-[.A15];[.B15])*COMBIN(13-[.A15]-[.B15];[.C15])" office:value-type="float" office:value="36036" calcext:value-type="float">
            <text:p>36036</text:p>
          </table:table-cell>
          <table:table-cell table:formula="of:=[.E15]*[.F15]" office:value-type="float" office:value="864864" calcext:value-type="float">
            <text:p>864864</text:p>
          </table:table-cell>
          <table:table-cell table:formula="of:=[.G15]/POWER(4;13)" office:value-type="float" office:value="0.0128874778747559" calcext:value-type="float">
            <text:p>0.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COMBIN(13;[.A16])*COMBIN(13-[.A16];[.B16])*COMBIN(13-[.A16]-[.B16];[.C16])" office:value-type="float" office:value="72072" calcext:value-type="float">
            <text:p>72072</text:p>
          </table:table-cell>
          <table:table-cell table:formula="of:=[.E16]*[.F16]" office:value-type="float" office:value="864864" calcext:value-type="float">
            <text:p>864864</text:p>
          </table:table-cell>
          <table:table-cell table:formula="of:=[.G16]/POWER(4;13)" office:value-type="float" office:value="0.0128874778747559" calcext:value-type="float">
            <text:p>0.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MBIN(13;[.A17])*COMBIN(13-[.A17];[.B17])*COMBIN(13-[.A17]-[.B17];[.C17])" office:value-type="float" office:value="25740" calcext:value-type="float">
            <text:p>25740</text:p>
          </table:table-cell>
          <table:table-cell table:formula="of:=[.E17]*[.F17]" office:value-type="float" office:value="617760" calcext:value-type="float">
            <text:p>617760</text:p>
          </table:table-cell>
          <table:table-cell table:formula="of:=[.G17]/POWER(4;13)" office:value-type="float" office:value="0.00920534133911133" calcext:value-type="float">
            <text:p>0.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COMBIN(13;[.A18])*COMBIN(13-[.A18];[.B18])*COMBIN(13-[.A18]-[.B18];[.C18])" office:value-type="float" office:value="51480" calcext:value-type="float">
            <text:p>51480</text:p>
          </table:table-cell>
          <table:table-cell table:formula="of:=[.E18]*[.F18]" office:value-type="float" office:value="617760" calcext:value-type="float">
            <text:p>617760</text:p>
          </table:table-cell>
          <table:table-cell table:formula="of:=[.G18]/POWER(4;13)" office:value-type="float" office:value="0.00920534133911133" calcext:value-type="float">
            <text:p>0.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MBIN(13;[.A19])*COMBIN(13-[.A19];[.B19])*COMBIN(13-[.A19]-[.B19];[.C19])" office:value-type="float" office:value="154440" calcext:value-type="float">
            <text:p>154440</text:p>
          </table:table-cell>
          <table:table-cell table:formula="of:=[.E19]*[.F19]" office:value-type="float" office:value="617760" calcext:value-type="float">
            <text:p>617760</text:p>
          </table:table-cell>
          <table:table-cell table:formula="of:=[.G19]/POWER(4;13)" office:value-type="float" office:value="0.00920534133911133" calcext:value-type="float">
            <text:p>0.0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COMBIN(13;[.A20])*COMBIN(13-[.A20];[.B20])*COMBIN(13-[.A20]-[.B20];[.C20])" office:value-type="float" office:value="38610" calcext:value-type="float">
            <text:p>38610</text:p>
          </table:table-cell>
          <table:table-cell table:formula="of:=[.E20]*[.F20]" office:value-type="float" office:value="463320" calcext:value-type="float">
            <text:p>463320</text:p>
          </table:table-cell>
          <table:table-cell table:formula="of:=[.G20]/POWER(4;13)" office:value-type="float" office:value="0.00690400600433349" calcext:value-type="float">
            <text:p>0.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BIN(13;[.A21])*COMBIN(13-[.A21];[.B21])*COMBIN(13-[.A21]-[.B21];[.C21])" office:value-type="float" office:value="34320" calcext:value-type="float">
            <text:p>34320</text:p>
          </table:table-cell>
          <table:table-cell table:formula="of:=[.E21]*[.F21]" office:value-type="float" office:value="411840" calcext:value-type="float">
            <text:p>411840</text:p>
          </table:table-cell>
          <table:table-cell table:formula="of:=[.G21]/POWER(4;13)" office:value-type="float" office:value="0.00613689422607422" calcext:value-type="float">
            <text:p>0.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MBIN(13;[.A22])*COMBIN(13-[.A22];[.B22])*COMBIN(13-[.A22]-[.B22];[.C22])" office:value-type="float" office:value="12870" calcext:value-type="float">
            <text:p>12870</text:p>
          </table:table-cell>
          <table:table-cell table:formula="of:=[.E22]*[.F22]" office:value-type="float" office:value="308880" calcext:value-type="float">
            <text:p>308880</text:p>
          </table:table-cell>
          <table:table-cell table:formula="of:=[.G22]/POWER(4;13)" office:value-type="float" office:value="0.00460267066955566" calcext:value-type="float">
            <text:p>0.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COMBIN(13;[.A23])*COMBIN(13-[.A23];[.B23])*COMBIN(13-[.A23]-[.B23];[.C23])" office:value-type="float" office:value="25740" calcext:value-type="float">
            <text:p>25740</text:p>
          </table:table-cell>
          <table:table-cell table:formula="of:=[.E23]*[.F23]" office:value-type="float" office:value="308880" calcext:value-type="float">
            <text:p>308880</text:p>
          </table:table-cell>
          <table:table-cell table:formula="of:=[.G23]/POWER(4;13)" office:value-type="float" office:value="0.00460267066955566" calcext:value-type="float">
            <text:p>0.0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MBIN(13;[.A24])*COMBIN(13-[.A24];[.B24])*COMBIN(13-[.A24]-[.B24];[.C24])" office:value-type="float" office:value="10296" calcext:value-type="float">
            <text:p>10296</text:p>
          </table:table-cell>
          <table:table-cell table:formula="of:=[.E24]*[.F24]" office:value-type="float" office:value="247104" calcext:value-type="float">
            <text:p>247104</text:p>
          </table:table-cell>
          <table:table-cell table:formula="of:=[.G24]/POWER(4;13)" office:value-type="float" office:value="0.00368213653564453" calcext:value-type="float">
            <text:p>0.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MBIN(13;[.A25])*COMBIN(13-[.A25];[.B25])*COMBIN(13-[.A25]-[.B25];[.C25])" office:value-type="float" office:value="6435" calcext:value-type="float">
            <text:p>6435</text:p>
          </table:table-cell>
          <table:table-cell table:formula="of:=[.E25]*[.F25]" office:value-type="float" office:value="154440" calcext:value-type="float">
            <text:p>154440</text:p>
          </table:table-cell>
          <table:table-cell table:formula="of:=[.G25]/POWER(4;13)" office:value-type="float" office:value="0.00230133533477783" calcext:value-type="float">
            <text:p>0.00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BIN(13;[.A26])*COMBIN(13-[.A26];[.B26])*COMBIN(13-[.A26]-[.B26];[.C26])" office:value-type="float" office:value="12012" calcext:value-type="float">
            <text:p>12012</text:p>
          </table:table-cell>
          <table:table-cell table:formula="of:=[.E26]*[.F26]" office:value-type="float" office:value="144144" calcext:value-type="float">
            <text:p>144144</text:p>
          </table:table-cell>
          <table:table-cell table:formula="of:=[.G26]/POWER(4;13)" office:value-type="float" office:value="0.00214791297912598" calcext:value-type="float">
            <text:p>0.0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COMBIN(13;[.A27])*COMBIN(13-[.A27];[.B27])*COMBIN(13-[.A27]-[.B27];[.C27])" office:value-type="float" office:value="8580" calcext:value-type="float">
            <text:p>8580</text:p>
          </table:table-cell>
          <table:table-cell table:formula="of:=[.E27]*[.F27]" office:value-type="float" office:value="102960" calcext:value-type="float">
            <text:p>102960</text:p>
          </table:table-cell>
          <table:table-cell table:formula="of:=[.G27]/POWER(4;13)" office:value-type="float" office:value="0.00153422355651855" calcext:value-type="float">
            <text:p>0.0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MBIN(13;[.A28])*COMBIN(13-[.A28];[.B28])*COMBIN(13-[.A28]-[.B28];[.C28])" office:value-type="float" office:value="2860" calcext:value-type="float">
            <text:p>2860</text:p>
          </table:table-cell>
          <table:table-cell table:formula="of:=[.E28]*[.F28]" office:value-type="float" office:value="68640" calcext:value-type="float">
            <text:p>68640</text:p>
          </table:table-cell>
          <table:table-cell table:formula="of:=[.G28]/POWER(4;13)" office:value-type="float" office:value="0.0010228157043457" calcext:value-type="float">
            <text:p>0.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BIN(13;[.A29])*COMBIN(13-[.A29];[.B29])*COMBIN(13-[.A29]-[.B29];[.C29])" office:value-type="float" office:value="4290" calcext:value-type="float">
            <text:p>4290</text:p>
          </table:table-cell>
          <table:table-cell table:formula="of:=[.E29]*[.F29]" office:value-type="float" office:value="51480" calcext:value-type="float">
            <text:p>51480</text:p>
          </table:table-cell>
          <table:table-cell table:formula="of:=[.G29]/POWER(4;13)" office:value-type="float" office:value="0.000767111778259277" calcext:value-type="float">
            <text:p>0.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BIN(13;[.A30])*COMBIN(13-[.A30];[.B30])*COMBIN(13-[.A30]-[.B30];[.C30])" office:value-type="float" office:value="1716" calcext:value-type="float">
            <text:p>1716</text:p>
          </table:table-cell>
          <table:table-cell table:formula="of:=[.E30]*[.F30]" office:value-type="float" office:value="20592" calcext:value-type="float">
            <text:p>20592</text:p>
          </table:table-cell>
          <table:table-cell table:formula="of:=[.G30]/POWER(4;13)" office:value-type="float" office:value="0.000306844711303711" calcext:value-type="float">
            <text:p>0.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MBIN(13;[.A31])*COMBIN(13-[.A31];[.B31])*COMBIN(13-[.A31]-[.B31];[.C31])" office:value-type="float" office:value="858" calcext:value-type="float">
            <text:p>858</text:p>
          </table:table-cell>
          <table:table-cell table:formula="of:=[.E31]*[.F31]" office:value-type="float" office:value="20592" calcext:value-type="float">
            <text:p>20592</text:p>
          </table:table-cell>
          <table:table-cell table:formula="of:=[.G31]/POWER(4;13)" office:value-type="float" office:value="0.000306844711303711" calcext:value-type="float">
            <text:p>0.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BIN(13;[.A32])*COMBIN(13-[.A32];[.B32])*COMBIN(13-[.A32]-[.B32];[.C32])" office:value-type="float" office:value="1287" calcext:value-type="float">
            <text:p>1287</text:p>
          </table:table-cell>
          <table:table-cell table:formula="of:=[.E32]*[.F32]" office:value-type="float" office:value="15444" calcext:value-type="float">
            <text:p>15444</text:p>
          </table:table-cell>
          <table:table-cell table:formula="of:=[.G32]/POWER(4;13)" office:value-type="float" office:value="0.000230133533477783" calcext:value-type="float">
            <text:p>0.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BIN(13;[.A33])*COMBIN(13-[.A33];[.B33])*COMBIN(13-[.A33]-[.B33];[.C33])" office:value-type="float" office:value="715" calcext:value-type="float">
            <text:p>715</text:p>
          </table:table-cell>
          <table:table-cell table:formula="of:=[.E33]*[.F33]" office:value-type="float" office:value="8580" calcext:value-type="float">
            <text:p>8580</text:p>
          </table:table-cell>
          <table:table-cell table:formula="of:=[.G33]/POWER(4;13)" office:value-type="float" office:value="0.000127851963043213" calcext:value-type="float">
            <text:p>0.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BIN(13;[.A34])*COMBIN(13-[.A34];[.B34])*COMBIN(13-[.A34]-[.B34];[.C34])" office:value-type="float" office:value="1716" calcext:value-type="float">
            <text:p>1716</text:p>
          </table:table-cell>
          <table:table-cell table:formula="of:=[.E34]*[.F34]" office:value-type="float" office:value="6864" calcext:value-type="float">
            <text:p>6864</text:p>
          </table:table-cell>
          <table:table-cell table:formula="of:=[.G34]/POWER(4;13)" office:value-type="float" office:value="0.00010228157043457" calcext:value-type="float">
            <text:p>0.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BIN(13;[.A35])*COMBIN(13-[.A35];[.B35])*COMBIN(13-[.A35]-[.B35];[.C35])" office:value-type="float" office:value="286" calcext:value-type="float">
            <text:p>286</text:p>
          </table:table-cell>
          <table:table-cell table:formula="of:=[.E35]*[.F35]" office:value-type="float" office:value="3432" calcext:value-type="float">
            <text:p>3432</text:p>
          </table:table-cell>
          <table:table-cell table:formula="of:=[.G35]/POWER(4;13)" office:value-type="float" office:value="0.0000511407852172852" calcext:value-type="float">
            <text:p>0.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BIN(13;[.A36])*COMBIN(13-[.A36];[.B36])*COMBIN(13-[.A36]-[.B36];[.C36])" office:value-type="float" office:value="156" calcext:value-type="float">
            <text:p>156</text:p>
          </table:table-cell>
          <table:table-cell table:formula="of:=[.E36]*[.F36]" office:value-type="float" office:value="1872" calcext:value-type="float">
            <text:p>1872</text:p>
          </table:table-cell>
          <table:table-cell table:formula="of:=[.G36]/POWER(4;13)" office:value-type="float" office:value="0.0000278949737548828" calcext:value-type="float">
            <text:p>0.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BIN(13;[.A37])*COMBIN(13-[.A37];[.B37])*COMBIN(13-[.A37]-[.B37];[.C37])" office:value-type="float" office:value="78" calcext:value-type="float">
            <text:p>78</text:p>
          </table:table-cell>
          <table:table-cell table:formula="of:=[.E37]*[.F37]" office:value-type="float" office:value="936" calcext:value-type="float">
            <text:p>936</text:p>
          </table:table-cell>
          <table:table-cell table:formula="of:=[.G37]/POWER(4;13)" office:value-type="float" office:value="0.0000139474868774414" calcext:value-type="float">
            <text:p>0.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BIN(13;[.A38])*COMBIN(13-[.A38];[.B38])*COMBIN(13-[.A38]-[.B38];[.C38])" office:value-type="float" office:value="13" calcext:value-type="float">
            <text:p>13</text:p>
          </table:table-cell>
          <table:table-cell table:formula="of:=[.E38]*[.F38]" office:value-type="float" office:value="156" calcext:value-type="float">
            <text:p>156</text:p>
          </table:table-cell>
          <table:table-cell table:formula="of:=[.G38]/POWER(4;13)" office:value-type="float" office:value="0.00000232458114624023" calcext:value-type="float">
            <text:p>0.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BIN(13;[.A39])*COMBIN(13-[.A39];[.B39])*COMBIN(13-[.A39]-[.B39];[.C39])" office:value-type="float" office:value="1" calcext:value-type="float">
            <text:p>1</text:p>
          </table:table-cell>
          <table:table-cell table:formula="of:=[.E39]*[.F39]" office:value-type="float" office:value="4" calcext:value-type="float">
            <text:p>4</text:p>
          </table:table-cell>
          <table:table-cell table:formula="of:=[.G39]/POWER(4;13)" office:value-type="float" office:value="0.0000000596046447753906" calcext:value-type="float">
            <text:p>0.0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formula="of:=COUNT([.A1:.A39])" office:value-type="float" office:value="39" calcext:value-type="float">
            <text:p>39</text:p>
          </table:table-cell>
          <table:table-cell table:number-columns-repeated="3"/>
          <table:table-cell table:formula="of:=SUM([.E1:.E39])" office:value-type="float" office:value="560" calcext:value-type="float">
            <text:p>560</text:p>
          </table:table-cell>
          <table:table-cell/>
          <table:table-cell table:formula="of:=SUM([.G1:.G39])" office:value-type="float" office:value="67108864" calcext:value-type="float">
            <text:p>67108864</text:p>
          </table:table-cell>
          <table:table-cell table:formula="of:=SUM([.H1:.H39])" office:value-type="float" office:value="1" calcext:value-type="float">
            <text:p>1.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formula="of:=COMBIN(16;3)" office:value-type="float" office:value="560" calcext:value-type="float">
            <text:p>560</text:p>
          </table:table-cell>
          <table:table-cell/>
          <table:table-cell table:formula="of:=POWER(4;13)" office:value-type="float" office:value="67108864" calcext:value-type="float">
            <text:p>6710886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The probabilities sum to 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his is 4^1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his is C(16,3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is is p_4(17)</text:p>
          </table:table-cell>
          <table:table-cell table:number-columns-repeated="7"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XFD39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14:41:12.9987601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0:49:59.382184655</meta:creation-date>
    <dc:date>2025-10-05T14:46:04.046155731</dc:date>
    <meta:editing-duration>PT55M50S</meta:editing-duration>
    <meta:editing-cycles>8</meta:editing-cycles>
    <meta:generator>LibreOffice/24.2.7.2$Linux_X86_64 LibreOffice_project/420$Build-2</meta:generator>
    <meta:document-statistic meta:table-count="1" meta:cell-count="322" meta:object-count="0"/>
  </office:meta>
</office:document-meta>
</file>